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2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2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43088" calcext:value-type="float">
            <text:p>79.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7208" calcext:value-type="float">
            <text:p>66.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5016" calcext:value-type="float">
            <text:p>66.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9776" calcext:value-type="float">
            <text:p>65.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059</text:p>
          </table:table-cell>
          <table:table-cell office:value-type="string" calcext:value-type="string">
            <text:p>NHP-PL-084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8064" calcext:value-type="float">
            <text:p>66.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